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4-27_08-06-54_000.jpg</text:p>
          </table:table-cell>
          <table:table-cell table:style-name="ce26" office:value-type="string">
            <text:p>:m :haja,lets / action activity / やること / genre=math / content=関氏の和算。現代の数学に移して、進めてみよう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haja,lets / action activity / やること / genre=math / content=関氏の和算。現代の数学に移して、進めてみよう,other=~">
            <text:p>:m :haja,lets / action activity / やること / genre=math / content=関氏の和算。現代の数学に移して、進めてみよう,other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3-04-27_07-41-15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起きた時刻 / 2023">
            <text:p>:m :PHOTO 起き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3-04-27_04-03-22_000.jpg</text:p>
          </table:table-cell>
          <table:table-cell table:style-name="ce28" office:value-type="string">
            <text:p>:m :PHOTO 起きた時刻（夜中）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起きた時刻（夜中） / 2023">
            <text:p>:m :PHOTO 起きた時刻（夜中）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4-27_01-49-54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">
            <text:p>:m :PHOTO 寝た時刻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3-04-27_08-01-12_000.jpg</text:p>
          </table:table-cell>
          <table:table-cell table:style-name="ce26" office:value-type="string">
            <text:p>:m :th,mysl / topic=~ / content=西安の学校へ行っていたとき：元校長の人。「キリスト教は、アメリカ大陸で、ひどいことしたやないか」；私が思ったこと「なぜ、そんな昔のことを、言い出すんだ？」,id=~,other=~ / lang=ja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th,mysl / topic=~ / content=西安の学校へ行っていたとき：元校長の人。「キリスト教は、アメリカ大陸で、ひどいことしたやないか」；私が思ったこと「なぜ、そんな昔のことを、言い出すんだ？」,id=~,other=~ / lang=ja">
            <text:p>:m :th,mysl / topic=~ / content=西安の学校へ行っていたとき：元校長の人。「キリスト教は、アメリカ大陸で、ひどいことしたやないか」；私が思ったこと「なぜ、そんな昔のことを、言い出すんだ？」,id=~,other=~ / lang=ja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3-04-27_01-28-45_000.jpg</text:p>
          </table:table-cell>
          <table:table-cell table:style-name="ce26" office:value-type="string">
            <text:p>:m #*# RES / JVEMV6 64#199.2.2_jinsai_dooji / 『童子問』 著者=伊藤仁斎,校注=~ / p.119 / w=程顥；程頤；蘇軾；蘇轍,topic=~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#*# RES / JVEMV6 64#199.2.2_jinsai_dooji / 『童子問』 著者=伊藤仁斎,校注=~ / p.119 / w=程顥；程頤；蘇軾；蘇轍,topic=~,publisher=~,other=">
            <text:p>:m #*# RES / JVEMV6 64#199.2.2_jinsai_dooji / 『童子問』 著者=伊藤仁斎,校注=~ / p.119 / w=程顥；程頤；蘇軾；蘇轍,topic=~,publisher=~,other=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8" office:value-type="string">
            <text:p>2023-04-27_15-43-29_000.jpg</text:p>
          </table:table-cell>
          <table:table-cell table:style-name="ce26" office:value-type="string">
            <text:p>:m other / お母さんから　お金もらう / amount=3万円 / topic=月々の小遣い / total-amount=１回分：3x1=３万円,for=2022-07 || :m other / お母さんから　お金もらう / amount=3.3万円 / topic=年金：掛金 / total-amount=２ヶ月分,for=令和４－１２；５－１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other / お母さんから　お金もらう / amount=3万円 / topic=月々の小遣い / total-amount=１回分：3x1=３万円,for=2022-07 || :m other / お母さんから　お金もらう / amount=3.3万円 / topic=年金：掛金 / total-amount=２ヶ月分,for=令和４－１２；５－１">
            <text:p>:m other / お母さんから　お金もらう / amount=3万円 / topic=月々の小遣い / total-amount=１回分：3x1=３万円,for=2022-07 || :m other / お母さんから　お金もらう / amount=3.3万円 / topic=年金：掛金 / total-amount=２ヶ月分,for=令和４－１２；５－１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 office:value-type="string">
            <text:p>2023-04-26_20-59-10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10" office:value-type="string">
            <text:p>2023-04-27_13-34-4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8" office:value-type="string">
            <text:p>2023-04-27_15-33-47_000.jpg</text:p>
          </table:table-cell>
          <table:table-cell table:style-name="ce26" office:value-type="string">
            <text:p>:m 保管場所 / what=年金：納付用紙 / location=机上：電気スタンド：裏側：PCとの間,expire=2024-03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3];CONCATENATE([.C13];&quot; / &quot;;[.E11]))" office:value-type="string" office:string-value=":VIDEO / @自室 / 記録 / jap.flute / 演奏、play / R=1 / genre=melody,session=hour-18,memo=~,file-piece-id=~,memo=~,other= / follow+">
            <text:p>:VIDEO / @自室 / 記録 / jap.flute / 演奏、play / R=1 / genre=melody,session=hour-18,memo=~,file-piece-id=~,memo=~,other= / follow+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6">
            <text:p>16</text:p>
          </table:table-cell>
          <table:table-cell table:style-name="ce10" office:value-type="string">
            <text:p>2023-04-27_15-33-05_000.jpg</text:p>
          </table:table-cell>
          <table:table-cell table:style-name="ce26" office:value-type="string">
            <text:p>:PHOTO 記録 / 文書　/ occasion=~ / for=令和４：３月；同：１１月 / doc=年金掛金：納付：受託証書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 / 文書　/ occasion=~ / for=令和４：３月；同：１１月 / doc=年金掛金：納付：受託証書">
            <text:p>:PHOTO 記録 / 文書　/ occasion=~ / for=令和４：３月；同：１１月 / doc=年金掛金：納付：受託証書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7" office:value-type="string">
            <text:p>2023-04-26_18-41-15_000.mp4</text:p>
          </table:table-cell>
          <table:table-cell table:style-name="ce26" office:value-type="string">
            <text:p>:VIDEO / @自室 / 記録 / jap.flute / 演奏、play / R=1 / genre=melody,session=hour-18,memo=~,file-piece-id=~,memo=~,other=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VIDEO / @自室 / 記録 / jap.flute / 演奏、play / R=1 / genre=melody,session=hour-18,memo=~,file-piece-id=~,memo=~,other= / follow+">
            <text:p>:VIDEO / @自室 / 記録 / jap.flute / 演奏、play / R=1 / genre=melody,session=hour-18,memo=~,file-piece-id=~,memo=~,other= / follow+</text:p>
          </table:table-cell>
          <table:table-cell table:style-name="ce10" table:formula="of:=RIGHT([.B13];[.K13])" office:value-type="string" office:string-value="mp4">
            <text:p>mp4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3-04-27_00-36-05_000.mp4</text:p>
          </table:table-cell>
          <table:table-cell table:style-name="ce26" office:value-type="string">
            <text:p>:VIDEO / @自室 / 記録 / jap.flute / 演奏、play / R=2 / genre=melody,session=hour-00,memo=~,file-piece-id=~,memo=~,other=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VIDEO / @自室 / 記録 / jap.flute / 演奏、play / R=2 / genre=melody,session=hour-00,memo=~,file-piece-id=~,memo=~,other= / follow+">
            <text:p>:VIDEO / @自室 / 記録 / jap.flute / 演奏、play / R=2 / genre=melody,session=hour-00,memo=~,file-piece-id=~,memo=~,other= / follow+</text:p>
          </table:table-cell>
          <table:table-cell table:style-name="ce10" table:formula="of:=RIGHT([.B14];[.K14])" office:value-type="string" office:string-value="mp4">
            <text:p>mp4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 office:value-type="string">
            <text:p>2023-04-27_07-49-45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 office:value-type="string">
            <text:p>2023-04-27_08-07-05_000.jpg</text:p>
          </table:table-cell>
          <table:table-cell table:style-name="ce26" office:value-type="string">
            <text:p>:m :haja,lets / action activity / やること / genre=~ / content=脳の筋トレ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7" office:value-type="string">
            <text:p>2023-04-27_11-14-01_000.jpg</text:p>
          </table:table-cell>
          <table:table-cell table:style-name="ce26" office:value-type="string">
            <text:p>:m #*# RES / JVEMV6 64#270_mushuukyoo_koishikawa / 『日本人は本当に無宗教なのか』 著者=礫川全次,校注=~ / p.114 / w=,topic=キリシタン；,publisher=~,other=QQQ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#*# RES / JVEMV6 64#270_mushuukyoo_koishikawa / 『日本人は本当に無宗教なのか』 著者=礫川全次,校注=~ / p.114 / w=,topic=キリシタン；,publisher=~,other=QQQ">
            <text:p>:m #*# RES / JVEMV6 64#270_mushuukyoo_koishikawa / 『日本人は本当に無宗教なのか』 著者=礫川全次,校注=~ / p.114 / w=,topic=キリシタン；,publisher=~,other=QQQ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4-27_12-20-40_000.jpg</text:p>
          </table:table-cell>
          <table:table-cell table:style-name="ce26" office:value-type="string">
            <text:p>:m #*# RES / free / res-id=2RV5 / theme=math:最小自乗法 / genre=math,content=~,w=~ / session-number=~ / doc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#*# RES / free / res-id=2RV5 / theme=math:最小自乗法 / genre=math,content=~,w=~ / session-number=~ / doc=~,other=~">
            <text:p>:m #*# RES / free / res-id=2RV5 / theme=math:最小自乗法 / genre=math,content=~,w=~ / session-number=~ / doc=~,other=~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10" office:value-type="string">
            <text:p>2023-04-27_15-16-10_000.jpg</text:p>
          </table:table-cell>
          <table:table-cell table:style-name="ce26" office:value-type="string">
            <text:p>:m #*# RES / free# S87DP9 記事読み / id~browser~media=2GSG~yan~ya / theme=韓国；事故；判決；鉄鋼,content=~,w=~ / genre=~ /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9">
            <text:p>19</text:p>
          </table:table-cell>
          <table:table-cell table:style-name="ce18" office:value-type="string">
            <text:p>2023-04-27_17-45-59_000.jpg</text:p>
          </table:table-cell>
          <table:table-cell table:style-name="ce26" office:value-type="string">
            <text:p>:m 1*1 RES / JVEMV6 64#238_maeno / 『微粒子から探る物性七変化』 著者=前野昌弘,校注=~ / p.126 / w=,topic=物性：界面活性剤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m 1*1 RES / JVEMV6 64#238_maeno / 『微粒子から探る物性七変化』 著者=前野昌弘,校注=~ / p.126 / w=,topic=物性：界面活性剤,publisher=~,other=">
            <text:p>:m 1*1 RES / JVEMV6 64#238_maeno / 『微粒子から探る物性七変化』 著者=前野昌弘,校注=~ / p.126 / w=,topic=物性：界面活性剤,publisher=~,other=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9">
            <text:p>1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20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7">2023/04/27</text:date>, <text:time>22:10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27T22:10:30.46</dc:date>
    <dc:creator>iwabuchi ken</dc:creator>
    <meta:editing-duration>P56DT1H48M48S</meta:editing-duration>
    <meta:editing-cycles>18306</meta:editing-cycles>
    <meta:document-statistic meta:table-count="2" meta:cell-count="931" meta:object-count="0"/>
    <meta:user-defined meta:name="qrichtext">1</meta:user-defined>
  </office:meta>
</office:document-meta>
</file>